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l" svg:font-family="Aral"/>
    <style:font-face style:name="Arial2" svg:font-family="Arial" style:font-family-generic="swiss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Segoe MDL2 Assets" svg:font-family="'Segoe MDL2 Asset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4cd99" officeooo:paragraph-rsid="0004cd99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4cd99" officeooo:paragraph-rsid="0004cd99"/>
    </style:style>
    <style:style style:name="P3" style:family="paragraph" style:parent-style-name="Standard">
      <style:text-properties style:font-name="Arial" officeooo:rsid="0004f386" officeooo:paragraph-rsid="0004f386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04f386" officeooo:paragraph-rsid="0004f386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04f386" officeooo:paragraph-rsid="0004f386"/>
    </style:style>
    <style:style style:name="P6" style:family="paragraph" style:parent-style-name="Standard">
      <style:paragraph-properties fo:text-align="start" style:justify-single-word="false"/>
      <style:text-properties fo:color="#ff0000" style:font-name="Arial" fo:font-weight="bold" officeooo:rsid="0004f386" officeooo:paragraph-rsid="0004f386" style:font-weight-asian="bold" style:font-weight-complex="bold"/>
    </style:style>
    <style:style style:name="T1" style:family="text">
      <style:text-properties style:font-name="Segoe Print" fo:font-size="16pt" fo:font-style="italic" style:font-size-asian="16pt" style:font-style-asian="italic" style:font-size-complex="16pt" style:font-style-complex="italic"/>
    </style:style>
    <style:style style:name="T2" style:family="text">
      <style:text-properties fo:color="#ff0000" style:font-name="Segoe Print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Le renouveau Capétien au XII siècle</text:span> </text:p>
      <text:p text:style-name="P1"/>
      <text:p text:style-name="P3">Introduction : </text:p>
      <text:p text:style-name="P3">Le temps pour les capétien sont dur, le pouvoirs au mains des princes qui arrive à faire de micro état mais la royauté reste. Le travail des rois de France du XIIe va être de regagner progressivement leur autorité, ce qui vont arriver à faire des le règne de Louis VI. </text:p>
      <text:p text:style-name="P3">Le roi de France regagne progressivement du pouvoir : dans leur royaumes mais aussi au dessus des autres princes et profite de la supériorité de la dignité royal. En reprenant à son compte la mission de protection du royaume (après la paix de Dieu vient la paix du roi) et utilise les ressources du droit féodale </text:p>
      <text:p text:style-name="P3">En utilisant les ressoucres du droit féodal (les règles qui organisent les relations fédo-vassalique) </text:p>
      <text:p text:style-name="P3">Ce qui avait affaibli BV </text:p>
      <text:p text:style-name="P3">fin du XIIe : le roi a reprit le contrôle du royaume </text:p>
      <text:p text:style-name="P3"><text:span text:style-name="T1">Comment le roi a pu rétablir son autorité ?</text:span> </text:p>
      <text:p text:style-name="P5"/>
      <text:p text:style-name="P6">I) La réassurance des principauté</text:p>
      <text:p text:style-name="P5">Au XIIe : les princes ont dût eu aussi divisé leur territoires </text:p>
      <text:p text:style-name="P5">A) Le sort des principautés au Xe siècle </text:p>
      <text:p text:style-name="P5">Processus de décomposition interne du pouvir princier et patrimonialisation des fiefs par les vassaux : </text:p>
      <text:p text:style-name="P5">- à l’échelle des vicomtes</text:p>
      <text:p text:style-name="P5">- à l’échelle des châtelains (détenteurs d’une parcelle de la puissance publique par délégation) = les châtelains (gardien de châteaux) : châtellenie : territoire administré par le châtelain (un paysans peut dépendre de plusieurs <text:s/>châtelains à la fois)</text:p>
      <text:p text:style-name="P5">C’est les mêmes milites de la paix de Dieu. </text:p>
      <text:p text:style-name="P5">= les princes se retrouve à partager le pouvoirs avec les vicomtes, châtelains … </text:p>
      <text:p text:style-name="P5">Les princes vont partir à la reconquête de leur autorité dans la première moitié du XIIe siècle, à l’intérieur de leur principauté en reserrant les liens vassalique sur leur vassaux et tout les seigneurs subalterne qui leur avait échapper </text:p>
      <text:p text:style-name="P5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al" svg:font-family="Aral"/>
    <style:font-face style:name="Arial2" svg:font-family="Arial" style:font-family-generic="swiss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Segoe MDL2 Assets" svg:font-family="'Segoe MDL2 Asset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0:34:29.599000000</meta:creation-date>
    <dc:date>2018-03-05T12:18:30.007000000</dc:date>
    <meta:editing-duration>PT1H44M</meta:editing-duration>
    <meta:editing-cycles>2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17" meta:word-count="300" meta:character-count="1740" meta:non-whitespace-character-count="1442"/>
  </office:meta>
</office:document-meta>
</file>